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7bf" officeooo:paragraph-rsid="0011d7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xv</text:p>
      <text:p text:style-name="P1">d</text:p>
      <text:p text:style-name="P1"/>
      <text:p text:style-name="P1">dsv</text:p>
      <text:p text:style-name="P1">sdv</text:p>
      <text:p text:style-name="P1"/>
      <text:p text:style-name="P1">sdv</text:p>
      <text:p text:style-name="P1">dsv</text:p>
      <text:p text:style-name="P1">s</text:p>
      <text:p text:style-name="P1">dv</text:p>
      <text:p text:style-name="P1">dsv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2:07:50.878509900</meta:creation-date>
    <dc:date>2023-09-26T12:08:32.615921277</dc:date>
    <meta:editing-duration>PT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9" meta:character-count="25" meta:non-whitespace-character-count="25"/>
  </office:meta>
</office:document-meta>
</file>